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24271997463835662" text:style-name="L1">
        <text:list-item>
          <text:p text:style-name="P1">généralités</text:p>
          <text:list>
            <text:list-item>
              <text:p text:style-name="P1">cours de quoi ?</text:p>
            </text:list-item>
            <text:list-item>
              <text:p text:style-name="P1">Quel prof ?</text:p>
            </text:list-item>
            <text:list-item>
              <text:p text:style-name="P1">site et ce qu'on y trouve</text:p>
            </text:list-item>
            <text:list-item>
              <text:p text:style-name="P1">livre d'inspi</text:p>
            </text:list-item>
            <text:list-item>
              <text:p text:style-name="P1">Calcul note final ?</text:p>
            </text:list-item>
          </text:list>
        </text:list-item>
        <text:list-item>
          <text:p text:style-name="P1">graphes non orientés</text:p>
          <text:list>
            <text:list-item>
              <text:p text:style-name="P1">généralités</text:p>
              <text:list>
                <text:list-item>
                  <text:p text:style-name="P1">de quoi est constitué un graphe non orienté ?</text:p>
                </text:list-item>
                <text:list-item>
                  <text:p text:style-name="P1">Règles spéciales pour le cours (simplifications) : pas de...</text:p>
                </text:list-item>
                <text:list-item>
                  <text:p text:style-name="P1">Syntaxe écriture d'un graphe non orienté (comment on le note ?)</text:p>
                </text:list-item>
                <text:list-item>
                  <text:p text:style-name="P1">convention d'écritures pour nom et énumérations de chacun des 2 ensembles</text:p>
                </text:list-item>
                <text:list-item>
                  <text:p text:style-name="P1">3 mots pour décrire deux sommets entre lesquels il existe une arrête</text:p>
                </text:list-item>
              </text:list>
            </text:list-item>
            <text:list-item>
              <text:p text:style-name="P1">sortes de graphes</text:p>
              <text:list>
                <text:list-item>
                  <text:p text:style-name="P1">1</text:p>
                  <text:list>
                    <text:list-item>
                      <text:p text:style-name="P1">nom</text:p>
                    </text:list-item>
                    <text:list-item>
                      <text:p text:style-name="P1">exemple schématisé</text:p>
                    </text:list-item>
                    <text:list-item>
                      <text:p text:style-name="P1">notation</text:p>
                    </text:list-item>
                    <text:list-item>
                      <text:p text:style-name="P1">longeur</text:p>
                    </text:list-item>
                    <text:list-item>
                      <text:p text:style-name="P1">définition formelle (inventer)</text:p>
                    </text:list-item>
                  </text:list>
                </text:list-item>
                <text:list-item>
                  <text:p text:style-name="P1">2</text:p>
                  <text:list>
                    <text:list-item>
                      <text:p text:style-name="P1">nom</text:p>
                    </text:list-item>
                    <text:list-item>
                      <text:p text:style-name="P1">exemple</text:p>
                    </text:list-item>
                    <text:list-item>
                      <text:p text:style-name="P1">notation et longeur</text:p>
                    </text:list-item>
                    <text:list-item>
                      <text:p text:style-name="P1">définition formelle (inventer)</text:p>
                    </text:list-item>
                  </text:list>
                </text:list-item>
                <text:list-item>
                  <text:p text:style-name="P1">3</text:p>
                  <text:list>
                    <text:list-item>
                      <text:p text:style-name="P1">2 noms</text:p>
                    </text:list-item>
                    <text:list-item>
                      <text:p text:style-name="P1">nom de celui qui l'a trouvé</text:p>
                    </text:list-item>
                    <text:list-item>
                      <text:p text:style-name="P1">exemple</text:p>
                    </text:list-item>
                    <text:list-item>
                      <text:p text:style-name="P1">notation</text:p>
                    </text:list-item>
                    <text:list-item>
                      <text:p text:style-name="P1">définition formelle (inventer)</text:p>
                    </text:list-item>
                  </text:list>
                </text:list-item>
                <text:list-item>
                  <text:p text:style-name="P1">4</text:p>
                  <text:list>
                    <text:list-item>
                      <text:p text:style-name="P1">2 noms (dont un pseudo nom)</text:p>
                    </text:list-item>
                    <text:list-item>
                      <text:p text:style-name="P1">représentation</text:p>
                    </text:list-item>
                    <text:list-item>
                      <text:p text:style-name="P1">définition formelle (inventer)</text:p>
                    </text:list-item>
                  </text:list>
                </text:list-item>
                <text:list-item>
                  <text:p text:style-name="P1">5</text:p>
                  <text:list>
                    <text:list-item>
                      <text:p text:style-name="P1">nom</text:p>
                    </text:list-item>
                    <text:list-item>
                      <text:p text:style-name="P1">exemple</text:p>
                    </text:list-item>
                    <text:list-item>
                      <text:p text:style-name="P1">taille</text:p>
                    </text:list-item>
                    <text:list-item>
                      <text:p text:style-name="P1">définition formelle (inventer)</text:p>
                    </text:list-item>
                  </text:list>
                </text:list-item>
                <text:list-item>
                  <text:p text:style-name="P1">6</text:p>
                  <text:list>
                    <text:list-item>
                      <text:p text:style-name="P1">2 sortes. Pour chacune :</text:p>
                      <text:list>
                        <text:list-item>
                          <text:p text:style-name="P1">nom</text:p>
                        </text:list-item>
                        <text:list-item>
                          <text:p text:style-name="P1">exemple</text:p>
                        </text:list-item>
                        <text:list-item>
                          <text:p text:style-name="P1">notation</text:p>
                        </text:list-item>
                        <text:list-item>
                          <text:p text:style-name="P1">définition formel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codages du graphe</text:p>
              <text:list>
                <text:list-item>
                  <text:p text:style-name="P1">conventions de codage de V</text:p>
                </text:list-item>
                <text:list-item>
                  <text:p text:style-name="P1">3 manières de coder les arrêtes</text:p>
                  <text:list>
                    <text:list-item>
                      <text:p text:style-name="P1"><text:soft-page-break/>première manière</text:p>
                      <text:list>
                        <text:list-item>
                          <text:p text:style-name="P1">nom</text:p>
                        </text:list-item>
                        <text:list-item>
                          <text:p text:style-name="P1">exemple</text:p>
                        </text:list-item>
                      </text:list>
                    </text:list-item>
                    <text:list-item>
                      <text:p text:style-name="P1">deuxième manière</text:p>
                      <text:list>
                        <text:list-item>
                          <text:p text:style-name="P1">nom</text:p>
                        </text:list-item>
                        <text:list-item>
                          <text:p text:style-name="P1">exemple</text:p>
                        </text:list-item>
                        <text:list-item>
                          <text:p text:style-name="P1">plus précisément (pas une seule)</text:p>
                        </text:list-item>
                        <text:list-item>
                          <text:p text:style-name="P1">notation de chaque</text:p>
                        </text:list-item>
                      </text:list>
                    </text:list-item>
                    <text:list-item>
                      <text:p text:style-name="P1">troisième manière</text:p>
                      <text:list>
                        <text:list-item>
                          <text:p text:style-name="P1">nom</text:p>
                        </text:list-item>
                        <text:list-item>
                          <text:p text:style-name="P1">notation</text:p>
                        </text:list-item>
                        <text:list-item>
                          <text:p text:style-name="P1">formule générale (définition ensembliste par une equation)</text:p>
                        </text:list-item>
                        <text:list-item>
                          <text:p text:style-name="P1">exemple</text:p>
                        </text:list-item>
                        <text:list-item>
                          <text:p text:style-name="P1">particularités (2) dans un graphe non orienté</text:p>
                        </text:list-item>
                      </text:list>
                    </text:list-item>
                  </text:list>
                </text:list-item>
                <text:list-item>
                  <text:p text:style-name="P1">comparaisons par rapport a 3 critères</text:p>
                  <text:list>
                    <text:list-item>
                      <text:p text:style-name="P1">spécifier toutes les complexités</text:p>
                    </text:list-item>
                    <text:list-item>
                      <text:p text:style-name="P1">sens : quand utiliser chaque codage (meilleur pour quoi ?)</text:p>
                    </text:list-item>
                    <text:list-item>
                      <text:p text:style-name="P1">sens : si j'ai tel problème, quel codage j'utilise ? (qui est meilleur a tel épreuve)</text:p>
                    </text:list-item>
                    <text:list-item>
                      <text:p text:style-name="P1">attention : dépend du nombre d'arrêtes / de sommets ! (stable / clique...)</text:p>
                    </text:list-item>
                  </text:list>
                </text:list-item>
                <text:list-item>
                  <text:p text:style-name="P1">remarques</text:p>
                  <text:list>
                    <text:list-item>
                      <text:p text:style-name="P1">sur l'ordre de grandeur maximal du nombre d'arrêtes par rapport aux sommets</text:p>
                    </text:list-item>
                    <text:list-item>
                      <text:p text:style-name="P1">sur la simplification qu'on a fait pour le temps d'accés aux sommets</text:p>
                    </text:list-item>
                  </text:list>
                </text:list-item>
              </text:list>
            </text:list-item>
            <text:list-item>
              <text:p text:style-name="P1">degré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0T12:26:04</meta:creation-date>
    <meta:generator>OpenOffice/4.0.0$Unix OpenOffice.org_project/400m3$Build-9702</meta:generator>
    <dc:date>2014-09-20T20:06:52</dc:date>
    <dc:creator>yjfjyf jjku</dc:creator>
    <meta:editing-duration>PT4H43M55S</meta:editing-duration>
    <meta:editing-cycles>54</meta:editing-cycles>
    <meta:document-statistic meta:table-count="0" meta:image-count="0" meta:object-count="0" meta:page-count="2" meta:paragraph-count="72" meta:word-count="336" meta:character-count="1668"/>
  </office:meta>
</office:document-meta>
</file>